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-do lista</text:p>
      <text:p text:style-name="Standard">Allting som har med scripting att göra finns i Scripting.odt</text:p>
      <text:p text:style-name="Standard"/>
      <text:p text:style-name="P1">Allmänt</text:p>
      <text:p text:style-name="P2">Världsklass – Server, hanterar skapandet av och information om kuberna / Bjarne</text:p>
      <text:p text:style-name="P2">Spelarklass – Server, hanterar information om spelarna, så som position / Bjarne</text:p>
      <text:p text:style-name="P2">Ljud – Klient(?), Vi har redan några såna här, men ska det finnas fler?</text:p>
      <text:p text:style-name="P1"/>
      <text:p text:style-name="P1">Gameplay</text:p>
      <text:p text:style-name="P2">Skjuta – Att kunna skjuta varandra är viktigt</text:p>
      <text:p text:style-name="P2">Switchar – Placera ut switchar på kuberna så man kan ändra gravitationen</text:p>
      <text:p text:style-name="P2">Respawning – Att kunna leva igen är typ lika viktigt som att kunna skjuta varandra</text:p>
      <text:p text:style-name="P1"/>
      <text:p text:style-name="P1">GUI</text:p>
      <text:p text:style-name="P2">Cross hair – Så att man kan sikta lättare / Mattias</text:p>
      <text:p text:style-name="P2">Meny – Fint att ha någon sorts sådan / Mattias</text:p>
      <text:p text:style-name="P1"/>
      <text:p text:style-name="P1">TA-grejer</text:p>
      <text:p text:style-name="P2">Spelarmodeller – Så att man kan se varandra</text:p>
      <text:p text:style-name="P2">Vapenmodell – Coolt ska det va! :D</text:p>
      <text:p text:style-name="P2">Händer – Håller i vapnet</text:p>
      <text:p text:style-name="P2">Kubmodeller – Coola kuber! Eller ja, i alla fall inte ankor</text:p>
      <text:p text:style-name="P2"/>
      <text:p text:style-name="P1">Till på onsdag:</text:p>
      <text:p text:style-name="P2">Plattformar / Tim</text:p>
      <text:p text:style-name="P2">Switchar / Emrik</text:p>
      <text:p text:style-name="P2">Skjuta / Jesper</text:p>
      <text:p text:style-name="P2">Servergrejer / Bjarne</text:p>
      <text:p text:style-name="P2">Cross-hair / Matti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nidleif </meta:initial-creator>
    <meta:creation-date>2013-05-12T23:31:35.40</meta:creation-date>
    <dc:date>2013-05-13T16:52:34.44</dc:date>
    <dc:creator>Gnidleif </dc:creator>
    <meta:editing-duration>PT3H46M18S</meta:editing-duration>
    <meta:editing-cycles>22</meta:editing-cycles>
    <meta:generator>OpenOffice.org/3.3$Win32 OpenOffice.org_project/330m20$Build-9567</meta:generator>
    <meta:document-statistic meta:table-count="0" meta:image-count="0" meta:object-count="0" meta:page-count="1" meta:paragraph-count="24" meta:word-count="159" meta:character-count="888"/>
  </office:meta>
</office:document-meta>
</file>